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D000000212E98C63F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0.222cm" table:align="center" style:writing-mode="lr-tb"/>
    </style:style>
    <style:style style:name="Tabella1.A" style:family="table-column">
      <style:table-column-properties style:column-width="1.323cm"/>
    </style:style>
    <style:style style:name="Tabella1.B" style:family="table-column">
      <style:table-column-properties style:column-width="1.983cm"/>
    </style:style>
    <style:style style:name="Tabella1.C" style:family="table-column">
      <style:table-column-properties style:column-width="3.605cm"/>
    </style:style>
    <style:style style:name="Tabella1.D" style:family="table-column">
      <style:table-column-properties style:column-width="3.311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1.D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1.A2" style:family="table-cell">
      <style:table-cell-properties style:vertical-align="top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1.D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1.A3" style:family="table-cell">
      <style:table-cell-properties style:vertical-align="top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1.D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2" style:family="table">
      <style:table-properties style:width="17.251cm" fo:margin-left="-0.15cm" table:align="left" style:writing-mode="lr-tb"/>
    </style:style>
    <style:style style:name="Tabella2.A" style:family="table-column">
      <style:table-column-properties style:column-width="1.951cm"/>
    </style:style>
    <style:style style:name="Tabella2.C" style:family="table-column">
      <style:table-column-properties style:column-width="2.822cm"/>
    </style:style>
    <style:style style:name="Tabella2.D" style:family="table-column">
      <style:table-column-properties style:column-width="5.398cm"/>
    </style:style>
    <style:style style:name="Tabella2.E" style:family="table-column">
      <style:table-column-properties style:column-width="1.736cm"/>
    </style:style>
    <style:style style:name="Tabella2.F" style:family="table-column">
      <style:table-column-properties style:column-width="1.411cm"/>
    </style:style>
    <style:style style:name="Tabella2.G" style:family="table-column">
      <style:table-column-properties style:column-width="1.947cm"/>
    </style:style>
    <style:style style:name="Tabella2.1" style:family="table-row">
      <style:table-row-properties style:min-row-height="0.45cm" style:keep-together="true"/>
    </style:style>
    <style:style style:name="Tabella2.A1" style:family="table-cell">
      <style:table-cell-properties style:vertical-align="bottom" fo:background-color="#c0c0c0" fo:padding-left="0.123cm" fo:padding-right="0.123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la2.G1" style:family="table-cell">
      <style:table-cell-properties style:vertical-align="bottom" fo:background-color="#c0c0c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ella2.A2" style:family="table-cell">
      <style:table-cell-properties style:vertical-align="bottom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c0c0c0" style:writing-mode="lr-tb"/>
    </style:style>
    <style:style style:name="Tabella2.B2" style:family="table-cell">
      <style:table-cell-properties style:vertical-align="bottom" style:border-line-width-top="0.002cm 0.035cm 0.002cm" fo:padding-left="0.123cm" fo:padding-right="0.123cm" fo:padding-top="0cm" fo:padding-bottom="0cm" fo:border-left="0.018cm solid #c0c0c0" fo:border-right="none" fo:border-top="0.039cm double #000000" fo:border-bottom="0.018cm solid #c0c0c0" style:writing-mode="lr-tb"/>
    </style:style>
    <style:style style:name="Tabella2.G2" style:family="table-cell">
      <style:table-cell-properties style:vertical-align="bottom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000000" fo:border-top="0.039cm double #000000" fo:border-bottom="0.018cm solid #c0c0c0" style:writing-mode="lr-tb"/>
    </style:style>
    <style:style style:name="Tabella2.3" style:family="table-row">
      <style:table-row-properties style:keep-together="false"/>
    </style:style>
    <style:style style:name="Tabella2.A3" style:family="table-cell">
      <style:table-cell-properties style:vertical-align="bottom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ella2.B3.4" style:family="table-column">
      <style:table-column-properties style:column-width="3.147cm"/>
    </style:style>
    <style:style style:name="Tabella2.B3.5" style:family="table-column">
      <style:table-column-properties style:column-width="1.983cm"/>
    </style:style>
    <style:style style:name="Tabella2.B3.1" style:family="table-row">
      <style:table-row-properties style:min-row-height="0.45cm" style:keep-together="false"/>
    </style:style>
    <style:style style:name="Tabella2.B3.1.1" style:family="table-cell">
      <style:table-cell-properties style:vertical-align="bottom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2.B3.4.1" style:family="table-cell">
      <style:table-cell-properties style:vertical-align="bottom" fo:background-color="#c0c0c0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2.B3.5.1" style:family="table-cell">
      <style:table-cell-properties style:vertical-align="bottom" fo:background-color="#c0c0c0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>
        <style:background-image/>
      </style:table-cell-properties>
    </style:style>
    <style:style style:name="Tabella2.B3.1.2" style:family="table-cell">
      <style:table-cell-properties style:vertical-align="bottom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la2.B3.4.2" style:family="table-cell">
      <style:table-cell-properties style:vertical-align="bottom" fo:padding-left="0.123cm" fo:padding-right="0.123cm" fo:padding-top="0cm" fo:padding-bottom="0cm" fo:border-left="0.018cm solid #c0c0c0" fo:border-right="none" fo:border-top="none" fo:border-bottom="none" style:writing-mode="lr-tb"/>
    </style:style>
    <style:style style:name="Tabella2.B3.5.2" style:family="table-cell">
      <style:table-cell-properties style:vertical-align="bottom" style:border-line-width-right="0.002cm 0.035cm 0.002cm" fo:padding-left="0.123cm" fo:padding-right="0.123cm" fo:padding-top="0cm" fo:padding-bottom="0cm" fo:border-left="0.018cm solid #c0c0c0" fo:border-right="0.039cm double #000000" fo:border-top="none" fo:border-bottom="0.018cm solid #c0c0c0" style:writing-mode="lr-tb"/>
    </style:style>
    <style:style style:name="Tabella2.B3.1.4" style:family="table-cell">
      <style:table-cell-properties style:vertical-align="bottom" style:border-line-width-bottom="0.002cm 0.035cm 0.002cm" fo:padding-left="0.123cm" fo:padding-right="0.123cm" fo:padding-top="0cm" fo:padding-bottom="0cm" fo:border-left="0.018cm solid #c0c0c0" fo:border-right="none" fo:border-top="none" fo:border-bottom="0.039cm double #000000" style:writing-mode="lr-tb"/>
    </style:style>
    <style:style style:name="Tabella2.B3.5.4" style:family="table-cell">
      <style:table-cell-properties style:vertical-align="bottom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000000" fo:border-top="none" fo:border-bottom="0.039cm double #000000" style:writing-mode="lr-tb"/>
    </style:style>
    <style:style style:name="Tabella2.A4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none" fo:border-top="none" fo:border-bottom="0.018cm solid #c0c0c0" style:writing-mode="lr-tb"/>
    </style:style>
    <style:style style:name="Tabella2.B5.4.1" style:family="table-cell">
      <style:table-cell-properties style:vertical-align="bottom" fo:background-color="#c0c0c0" fo:padding-left="0.123cm" fo:padding-right="0.123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ella2.B5.1.2" style:family="table-cell">
      <style:table-cell-properties style:vertical-align="bottom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la2.B5.5.2" style:family="table-cell">
      <style:table-cell-properties style:vertical-align="bottom" style:border-line-width-right="0.002cm 0.035cm 0.002cm" fo:padding-left="0.123cm" fo:padding-right="0.123cm" fo:padding-top="0cm" fo:padding-bottom="0cm" fo:border-left="0.018cm solid #c0c0c0" fo:border-right="0.039cm double #000000" fo:border-top="0.018cm solid #c0c0c0" fo:border-bottom="0.018cm solid #c0c0c0" style:writing-mode="lr-tb"/>
    </style:style>
    <style:style style:name="P1" style:family="paragraph" style:parent-style-name="Standard" style:list-style-name="WW8Num1" style:master-page-name="Standard">
      <style:paragraph-properties fo:margin-top="0cm" fo:margin-bottom="0.212cm"/>
    </style:style>
    <style:style style:name="P2" style:family="paragraph" style:parent-style-name="Standard" style:list-style-name="WW8Num1">
      <style:paragraph-properties fo:margin-top="0cm" fo:margin-bottom="0.212cm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 style:list-style-name="WW8Num1">
      <style:text-properties fo:language="it" fo:country="IT" style:language-asian="it" style:country-asian="IT"/>
    </style:style>
    <style:style style:name="P5" style:family="paragraph" style:parent-style-name="Standard" style:list-style-name="WW8Num1">
      <style:paragraph-properties fo:margin-top="0cm" fo:margin-bottom="0.212cm"/>
      <style:text-properties fo:language="it" fo:country="IT" style:language-asian="it" style:country-asian="IT"/>
    </style:style>
    <style:style style:name="P6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P7" style:family="paragraph" style:parent-style-name="Standard" style:list-style-name="WW8Num1">
      <style:paragraph-properties fo:margin-left="0.005cm" fo:margin-right="0cm" fo:text-indent="0cm" style:auto-text-indent="false"/>
    </style:style>
    <style:style style:name="P8" style:family="paragraph" style:parent-style-name="Standard" style:list-style-name="WW8Num1">
      <style:paragraph-properties fo:margin-left="0.005cm" fo:margin-right="0cm" fo:text-indent="0cm" style:auto-text-indent="false"/>
      <style:text-properties fo:language="it" fo:country="IT" style:language-asian="it" style:country-asian="IT"/>
    </style:style>
    <style:style style:name="P9" style:family="paragraph" style:parent-style-name="Standard">
      <style:paragraph-properties fo:margin-left="-1.251cm" fo:margin-right="0cm" fo:margin-top="0cm" fo:margin-bottom="0.212cm" fo:text-align="center" style:justify-single-word="false" fo:text-indent="0cm" style:auto-text-indent="false"/>
      <style:text-properties fo:language="it" fo:country="IT" style:language-asian="it" style:country-asian="IT"/>
    </style:style>
    <style:style style:name="P10" style:family="paragraph" style:parent-style-name="Standard">
      <style:paragraph-properties fo:margin-left="-1.251cm" fo:margin-right="0cm" fo:margin-top="0cm" fo:margin-bottom="0.212cm" fo:text-align="center" style:justify-single-word="false" fo:text-indent="0cm" style:auto-text-indent="false"/>
    </style:style>
    <style:style style:name="P11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it" fo:country="IT" style:text-underline-style="solid" style:text-underline-width="auto" style:text-underline-color="font-color" style:language-asian="it" style:country-asian="IT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it" fo:country="IT" fo:font-weight="bold" style:language-asian="it" style:country-asian="IT" style:font-weight-asian="bold"/>
    </style:style>
    <style:style style:name="P13" style:family="paragraph" style:parent-style-name="Standard">
      <style:paragraph-properties style:snap-to-layout-grid="false"/>
      <style:text-properties fo:language="it" fo:country="IT" style:language-asian="it" style:country-asian="IT"/>
    </style:style>
    <style:style style:name="P14" style:family="paragraph" style:parent-style-name="Standard">
      <style:paragraph-properties fo:margin-top="0cm" fo:margin-bottom="0.212cm"/>
    </style:style>
    <style:style style:name="P15" style:family="paragraph" style:parent-style-name="Standard">
      <style:paragraph-properties style:snap-to-layout-grid="false"/>
      <style:text-properties fo:font-size="11pt" fo:language="it" fo:country="IT" style:font-size-asian="11pt" style:language-asian="it" style:country-asian="IT"/>
    </style:style>
    <style:style style:name="P16" style:family="paragraph" style:parent-style-name="Standard">
      <style:paragraph-properties fo:text-align="end" style:justify-single-word="false" style:snap-to-layout-grid="false"/>
    </style:style>
    <style:style style:name="T1" style:family="text">
      <style:text-properties fo:language="it" fo:country="IT" style:text-underline-style="solid" style:text-underline-width="auto" style:text-underline-color="font-color" style:language-asian="it" style:country-asian="IT"/>
    </style:style>
    <style:style style:name="T2" style:family="text">
      <style:text-properties fo:language="it" fo:country="IT" style:language-asian="it" style:country-asian="IT"/>
    </style:style>
    <style:style style:name="T3" style:family="text">
      <style:text-properties fo:language="it" fo:country="IT" fo:font-weight="bold" style:language-asian="it" style:country-asian="IT" style:font-weight-asian="bold"/>
    </style:style>
    <style:style style:name="T4" style:family="text">
      <style:text-properties fo:language="it" fo:country="IT" fo:font-style="italic" style:language-asian="it" style:country-asian="IT" style:font-style-asian="italic"/>
    </style:style>
    <style:style style:name="T5" style:family="text">
      <style:text-properties fo:font-size="11pt" fo:language="it" fo:country="IT" style:font-size-asian="11pt" style:language-asian="it" style:country-asian="IT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5.317cm" draw:visible-area-height="4.657cm" draw:draw-aspect="content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char" fo:padding="0.009cm" fo:border="0.018cm solid #000000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reare</text:span><text:span text:style-name="T2"> un nuovo database e </text:span><text:span text:style-name="T1">chiamarlo</text:span><text:span text:style-name="T2"> con il nome </text:span><text:span text:style-name="T3">Specialisti</text:span><text:span text:style-name="T2">.</text:span></text:p>
        </text:list-item>
        <text:list-item>
          <text:p text:style-name="P2"><text:span text:style-name="T1">Creare</text:span><text:span text:style-name="T2"> una nuova tabella e </text:span><text:span text:style-name="T1">chiamarla</text:span><text:span text:style-name="T2"> </text:span><text:span text:style-name="T3">TblPaziente</text:span><text:span text:style-name="T2"> con i seguenti campi: </text:span><text:span text:style-name="T3">IdPaziente</text:span><text:span text:style-name="T2"> (contatore e chiave primaria), </text:span><text:span text:style-name="T3">Nome</text:span><text:span text:style-name="T2">, </text:span><text:span text:style-name="T3">Cognome</text:span><text:span text:style-name="T2">, </text:span><text:span text:style-name="T3">DataDiNascita</text:span><text:span text:style-name="T2">, </text:span><text:span text:style-name="T3">Indirizzo</text:span><text:span text:style-name="T2">, </text:span><text:span text:style-name="T3">Città</text:span><text:span text:style-name="T2">, </text:span><text:span text:style-name="T3">CAP</text:span><text:span text:style-name="T2"> e </text:span><text:span text:style-name="T3">Provincia</text:span><text:span text:style-name="T2">.</text:span></text:p>
        </text:list-item>
      </text:list>
      <text:p text:style-name="P3"><text:span text:style-name="T1">Impostare</text:span><text:span text:style-name="T2"> la lunghezza del campo </text:span><text:span text:style-name="T3">Provincia</text:span><text:span text:style-name="T2"> a 2 e i seguenti valori predefiniti:</text:span></text:p>
      <text:list text:style-name="WW8Num1">
        <text:list-item>
          <text:list>
            <text:list-item>
              <text:p text:style-name="P4">Città = Bolzano;</text:p>
            </text:list-item>
            <text:list-item>
              <text:p text:style-name="P4">CAP = 39100;</text:p>
            </text:list-item>
            <text:list-item>
              <text:p text:style-name="P5">Provincia = BZ.</text:p>
            </text:list-item>
          </text:list>
        </text:list-item>
        <text:list-item>
          <text:p text:style-name="P2"><text:span text:style-name="T1">Creare</text:span><text:span text:style-name="T2"> una nuova tabella e </text:span><text:span text:style-name="T1">chiamarla</text:span><text:span text:style-name="T2"> </text:span><text:span text:style-name="T3">TblMedico</text:span><text:span text:style-name="T2"> con i seguenti campi: </text:span><text:span text:style-name="T3">IdMedico</text:span><text:span text:style-name="T2"> (contatore e chiave primaria), </text:span><text:span text:style-name="T3">Nome</text:span><text:span text:style-name="T2">, </text:span><text:span text:style-name="T3">Cognome</text:span><text:span text:style-name="T2"> e </text:span><text:span text:style-name="T3">Data di assunzione</text:span><text:span text:style-name="T2">.</text:span></text:p>
        </text:list-item>
      </text:list>
      <text:p text:style-name="P6"><text:span text:style-name="T1">Impostare</text:span><text:span text:style-name="T2"> la validità del campo </text:span><text:span text:style-name="T3">Data di assunzione</text:span><text:span text:style-name="T2"> in modo che non si possano inserire date anteriori al 01/01/1982.</text:span></text:p>
      <text:list text:style-name="WW8Num1" text:continue-numbering="true">
        <text:list-item>
          <text:p text:style-name="P7"><text:span text:style-name="T1">Creare</text:span><text:span text:style-name="T2"> una tabella e chiamarla </text:span><text:span text:style-name="T3">TblSpecializzazione</text:span><text:span text:style-name="T2"> con due campi: </text:span><text:span text:style-name="T3">Id Specializzazione</text:span><text:span text:style-name="T2"> (contatore e chiave primaria) e </text:span><text:span text:style-name="T3">Nome</text:span><text:span text:style-name="T2">. </text:span><text:span text:style-name="T1">Inserire</text:span><text:span text:style-name="T2"> i seguenti dati:</text:span></text:p>
          <text:list>
            <text:list-item>
              <text:p text:style-name="P8">Pediatria;</text:p>
            </text:list-item>
            <text:list-item>
              <text:p text:style-name="P8">Medicina generale;</text:p>
            </text:list-item>
            <text:list-item>
              <text:p text:style-name="P8">Cardiologia;</text:p>
            </text:list-item>
            <text:list-item>
              <text:p text:style-name="P8">Otorinolaringoiatria;</text:p>
            </text:list-item>
            <text:list-item>
              <text:p text:style-name="P8">Oncologia;</text:p>
            </text:list-item>
            <text:list-item>
              <text:p text:style-name="P8">Oculista;</text:p>
            </text:list-item>
            <text:list-item>
              <text:p text:style-name="P5">Dermatologia.</text:p>
            </text:list-item>
          </text:list>
        </text:list-item>
      </text:list>
      <text:p text:style-name="P6"><text:span text:style-name="T1">Ordinare</text:span><text:span text:style-name="T2"> i dati in base al campo Nome.</text:span></text:p>
      <text:list text:style-name="WW8Num1" text:continue-numbering="true">
        <text:list-item>
          <text:p text:style-name="P2"><text:span text:style-name="T2">Nella tabella </text:span><text:span text:style-name="T3">TblMedico</text:span><text:span text:style-name="T2"> </text:span><text:span text:style-name="T1">inserire</text:span><text:span text:style-name="T2"> un nuovo campo, chiamato </text:span><text:span text:style-name="T3">Specializzazione</text:span><text:span text:style-name="T2">, che prende i dati da </text:span><text:span text:style-name="T3">TblSpecializzazione</text:span><text:span text:style-name="T2">.</text:span></text:p>
        </text:list-item>
        <text:list-item>
          <text:p text:style-name="P2"><text:span text:style-name="T1">Creare</text:span><text:span text:style-name="T2"> una nuova tabella </text:span><text:span text:style-name="T3">TblVisita</text:span><text:span text:style-name="T2"> con i seguenti campi: </text:span><text:span text:style-name="T3">IdVisita</text:span><text:span text:style-name="T2"> (contatore), </text:span><text:span text:style-name="T3">IdMedico</text:span><text:span text:style-name="T2">, </text:span><text:span text:style-name="T3">IdPaziente</text:span><text:span text:style-name="T2"> (3 chiavi primarie di per creare la relazione molti-a-molti), </text:span><text:span text:style-name="T3">DataVisita</text:span><text:span text:style-name="T2">, </text:span><text:span text:style-name="T3">TrattamentoConsigliato</text:span><text:span text:style-name="T2"> (Memo); </text:span><text:span text:style-name="T3">Importo</text:span><text:span text:style-name="T2"> (Valuta); </text:span><text:span text:style-name="T3">Tessera</text:span><text:span text:style-name="T2"> (Sì/no). Fare in modo che il cognome del medico sia ricavato tramite ricerca guidata da </text:span><text:span text:style-name="T4">TblMedico</text:span><text:span text:style-name="T2">.</text:span></text:p>
        </text:list-item>
        <text:list-item>
          <text:p text:style-name="P2"><text:span text:style-name="T1">Verificare</text:span><text:span text:style-name="T2"> la presenza delle seguenti relazioni:</text:span></text:p>
        </text:list-item>
      </text:list>
      <text:p text:style-name="P9"><draw:frame draw:style-name="fr1" draw:name="Oggetto1" text:anchor-type="as-char" svg:width="19.777cm" svg:height="6.006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0"/>
      <text:list text:style-name="WW8Num1" text:continue-numbering="true">
        <text:list-item>
          <text:p text:style-name="P2"><text:span text:style-name="T1">Creare</text:span><text:span text:style-name="T2"> una maschera chiamata </text:span><text:span text:style-name="T3">FrmMedico</text:span><text:span text:style-name="T2"> per l’inserimento dei dati dei medici.</text:span></text:p>
        </text:list-item>
      </text:list>
      <text:p text:style-name="P11"/>
      <text:p text:style-name="P6"><text:span text:style-name="T1">Inserire</text:span><text:span text:style-name="T2"> i seguenti valori: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12">Nome</text:p>
            </table:table-cell>
            <table:table-cell table:style-name="Tabella1.A1" office:value-type="string">
              <text:p text:style-name="P12">Cognome</text:p>
            </table:table-cell>
            <table:table-cell table:style-name="Tabella1.A1" office:value-type="string">
              <text:p text:style-name="P12">DataDiAssunzione</text:p>
            </table:table-cell>
            <table:table-cell table:style-name="Tabella1.D1" office:value-type="string">
              <text:p text:style-name="P12">Specializzazion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3">John</text:p>
          </table:table-cell>
          <table:table-cell table:style-name="Tabella1.A2" office:value-type="string">
            <text:p text:style-name="P13">Mallory</text:p>
          </table:table-cell>
          <table:table-cell table:style-name="Tabella1.A2" office:value-type="string">
            <text:p text:style-name="P13">01/09/2002</text:p>
          </table:table-cell>
          <table:table-cell table:style-name="Tabella1.D2" office:value-type="string">
            <text:p text:style-name="P13">Pediatria</text:p>
          </table:table-cell>
        </table:table-row>
        <table:table-row table:style-name="Tabella1.1">
          <table:table-cell table:style-name="Tabella1.A3" office:value-type="string">
            <text:p text:style-name="P13">Brian</text:p>
          </table:table-cell>
          <table:table-cell table:style-name="Tabella1.A3" office:value-type="string">
            <text:p text:style-name="P13">Smith</text:p>
          </table:table-cell>
          <table:table-cell table:style-name="Tabella1.A3" office:value-type="string">
            <text:p text:style-name="P13">26/11/2000</text:p>
          </table:table-cell>
          <table:table-cell table:style-name="Tabella1.D3" office:value-type="string">
            <text:p text:style-name="P13">Oncologia</text:p>
          </table:table-cell>
        </table:table-row>
        <table:table-row table:style-name="Tabella1.1">
          <table:table-cell table:style-name="Tabella1.A3" office:value-type="string">
            <text:p text:style-name="P13">Mary</text:p>
          </table:table-cell>
          <table:table-cell table:style-name="Tabella1.A3" office:value-type="string">
            <text:p text:style-name="P13">Moore</text:p>
          </table:table-cell>
          <table:table-cell table:style-name="Tabella1.A3" office:value-type="string">
            <text:p text:style-name="P13">23/02/1998</text:p>
          </table:table-cell>
          <table:table-cell table:style-name="Tabella1.D3" office:value-type="string">
            <text:p text:style-name="P13">Oculista</text:p>
          </table:table-cell>
        </table:table-row>
        <table:table-row table:style-name="Tabella1.1">
          <table:table-cell table:style-name="Tabella1.A3" office:value-type="string">
            <text:p text:style-name="P13">Ann</text:p>
          </table:table-cell>
          <table:table-cell table:style-name="Tabella1.A3" office:value-type="string">
            <text:p text:style-name="P13">Stuart</text:p>
          </table:table-cell>
          <table:table-cell table:style-name="Tabella1.A3" office:value-type="string">
            <text:p text:style-name="P13">10/10/1997</text:p>
          </table:table-cell>
          <table:table-cell table:style-name="Tabella1.D3" office:value-type="string">
            <text:p text:style-name="P13">Pediatria</text:p>
          </table:table-cell>
        </table:table-row>
        <table:table-row table:style-name="Tabella1.1">
          <table:table-cell table:style-name="Tabella1.A3" office:value-type="string">
            <text:p text:style-name="P13">Sam</text:p>
          </table:table-cell>
          <table:table-cell table:style-name="Tabella1.A3" office:value-type="string">
            <text:p text:style-name="P13">Jones</text:p>
          </table:table-cell>
          <table:table-cell table:style-name="Tabella1.A3" office:value-type="string">
            <text:p text:style-name="P13">01/12/1999</text:p>
          </table:table-cell>
          <table:table-cell table:style-name="Tabella1.D3" office:value-type="string">
            <text:p text:style-name="P13">Dermatologia</text:p>
          </table:table-cell>
        </table:table-row>
      </table:table>
      <text:p text:style-name="P14"/>
      <text:list text:style-name="WW8Num1" text:continue-numbering="true">
        <text:list-item>
          <text:p text:style-name="P2"><text:span text:style-name="T1">Creare</text:span><text:span text:style-name="T2"> una maschera con sottomaschera chiamate </text:span><text:span text:style-name="T3">FrmPaziente</text:span><text:span text:style-name="T2"> e </text:span><text:span text:style-name="T3">SubFrmPaziente</text:span><text:span text:style-name="T2"> basate sulle tabelle </text:span><text:span text:style-name="T3">TblPaziente</text:span><text:span text:style-name="T2"> e </text:span><text:span text:style-name="T3">TblVisita</text:span><text:span text:style-name="T2">. Inserire i seguenti valori:</text:span></text:p>
        </text:list-item>
      </text:list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15">Cognome</text:p>
          </table:table-cell>
          <table:table-cell table:style-name="Tabella2.A1" office:value-type="string">
            <text:p text:style-name="P15">Nome</text:p>
          </table:table-cell>
          <table:table-cell table:style-name="Tabella2.A1" office:value-type="string">
            <text:p text:style-name="P15">Data Di Nascita</text:p>
          </table:table-cell>
          <table:table-cell table:style-name="Tabella2.A1" office:value-type="string">
            <text:p text:style-name="P15">Indirizzo</text:p>
          </table:table-cell>
          <table:table-cell table:style-name="Tabella2.A1" office:value-type="string">
            <text:p text:style-name="P15">Città</text:p>
          </table:table-cell>
          <table:table-cell table:style-name="Tabella2.A1" office:value-type="string">
            <text:p text:style-name="P15">CAP</text:p>
          </table:table-cell>
          <table:table-cell table:style-name="Tabella2.G1" office:value-type="string">
            <text:p text:style-name="P15">Provincia</text:p>
          </table:table-cell>
        </table:table-row>
        <table:table-row table:style-name="Tabella2.1">
          <table:table-cell table:style-name="Tabella2.A2" office:value-type="string">
            <text:p text:style-name="P15">Cooper</text:p>
          </table:table-cell>
          <table:table-cell table:style-name="Tabella2.B2" office:value-type="string">
            <text:p text:style-name="P15">Sandra</text:p>
          </table:table-cell>
          <table:table-cell table:style-name="Tabella2.B2" office:value-type="string">
            <text:p text:style-name="P15">06/06/1969</text:p>
          </table:table-cell>
          <table:table-cell table:style-name="Tabella2.B2" office:value-type="string">
            <text:p text:style-name="P15">Via Roma, 2</text:p>
          </table:table-cell>
          <table:table-cell table:style-name="Tabella2.B2" office:value-type="string">
            <text:p text:style-name="P15">Bolzano</text:p>
          </table:table-cell>
          <table:table-cell table:style-name="Tabella2.B2" office:value-type="string">
            <text:p text:style-name="P15">39100</text:p>
          </table:table-cell>
          <table:table-cell table:style-name="Tabella2.G2" office:value-type="string">
            <text:p text:style-name="P15">BZ</text:p>
          </table:table-cell>
        </table:table-row>
        <table:table-row table:style-name="Tabella2.3">
          <table:table-cell table:style-name="Tabella2.A3" office:value-type="string">
            <text:p text:style-name="P16"><text:span text:style-name="T5"> </text:span><text:span text:style-name="T5"><draw:frame draw:style-name="fr2" draw:name="immagini1" text:anchor-type="as-char" svg:y="-1.796cm" svg:width="0.397cm" svg:height="0.926cm" draw:z-index="3"><draw:image xlink:href="Pictures/100000000000000D000000212E98C63F.png" xlink:type="simple" xlink:show="embed" xlink:actuate="onLoad"/></draw:frame></text:span></text:p>
          </table:table-cell>
          <table:table-cell table:number-columns-spanned="6">
            <table:table table:is-sub-table="true">
              <table:table-column table:style-name="Tabella2.A"/>
              <table:table-column table:style-name="Tabella2.C"/>
              <table:table-column table:style-name="Tabella2.D"/>
              <table:table-column table:style-name="Tabella2.B3.4"/>
              <table:table-column table:style-name="Tabella2.B3.5"/>
              <table:table-row table:style-name="Tabella2.B3.1">
                <table:table-cell table:style-name="Tabella2.B3.1.1" office:value-type="string">
                  <text:p text:style-name="P15">IdMedico</text:p>
                </table:table-cell>
                <table:table-cell table:style-name="Tabella2.B3.1.1" office:value-type="string">
                  <text:p text:style-name="P15">DataVisita</text:p>
                </table:table-cell>
                <table:table-cell table:style-name="Tabella2.B3.1.1" office:value-type="string">
                  <text:p text:style-name="P15">TrattamentoConsigliato</text:p>
                </table:table-cell>
                <table:table-cell table:style-name="Tabella2.B3.4.1" office:value-type="string">
                  <text:p text:style-name="P15">Importo</text:p>
                </table:table-cell>
                <table:table-cell table:style-name="Tabella2.B3.5.1" office:value-type="string">
                  <text:p text:style-name="P15">Tessera</text:p>
                </table:table-cell>
              </table:table-row>
              <table:table-row table:style-name="Tabella2.B3.1">
                <table:table-cell table:style-name="Tabella2.B3.1.2" office:value-type="string">
                  <text:p text:style-name="P15">Moore</text:p>
                </table:table-cell>
                <table:table-cell table:style-name="Tabella2.B3.1.2" office:value-type="string">
                  <text:p text:style-name="P15">10/01/1999</text:p>
                </table:table-cell>
                <table:table-cell table:style-name="Tabella2.B3.1.2" office:value-type="string">
                  <text:p text:style-name="P15">Utilizzo di occhiali per miopia.</text:p>
                </table:table-cell>
                <table:table-cell table:style-name="Tabella2.B3.4.2" office:value-type="string">
                  <text:p text:style-name="P15">€ 120,00</text:p>
                </table:table-cell>
                <table:table-cell table:style-name="Tabella2.B3.5.2" office:value-type="string">
                  <text:p text:style-name="P15">No</text:p>
                </table:table-cell>
              </table:table-row>
              <table:table-row table:style-name="Tabella2.B3.1">
                <table:table-cell table:style-name="Tabella2.B3.1.2" office:value-type="string">
                  <text:p text:style-name="P15">Jones</text:p>
                </table:table-cell>
                <table:table-cell table:style-name="Tabella2.B3.1.2" office:value-type="string">
                  <text:p text:style-name="P15">11/01/2002</text:p>
                </table:table-cell>
                <table:table-cell table:style-name="Tabella2.B3.1.2" office:value-type="string">
                  <text:p text:style-name="P15">Nessuno (visita di controllo)</text:p>
                </table:table-cell>
                <table:table-cell table:style-name="Tabella2.B3.4.2" office:value-type="string">
                  <text:p text:style-name="P15">€ 75,00</text:p>
                </table:table-cell>
                <table:table-cell table:style-name="Tabella2.B3.5.2" office:value-type="string">
                  <text:p text:style-name="P15">No</text:p>
                </table:table-cell>
              </table:table-row>
              <table:table-row table:style-name="Tabella2.B3.1">
                <table:table-cell table:style-name="Tabella2.B3.1.4" office:value-type="string">
                  <text:p text:style-name="P15">Smith</text:p>
                </table:table-cell>
                <table:table-cell table:style-name="Tabella2.B3.1.4" office:value-type="string">
                  <text:p text:style-name="P15">13/02/2003</text:p>
                </table:table-cell>
                <table:table-cell table:style-name="Tabella2.B3.1.4" office:value-type="string">
                  <text:p text:style-name="P15">Nessuno (visita di controllo)</text:p>
                </table:table-cell>
                <table:table-cell table:style-name="Tabella2.B3.1.4" office:value-type="string">
                  <text:p text:style-name="P15">€ 0,00</text:p>
                </table:table-cell>
                <table:table-cell table:style-name="Tabella2.B3.5.4" office:value-type="string">
                  <text:p text:style-name="P15">Sì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office:value-type="string">
            <text:p text:style-name="P15">Burns</text:p>
          </table:table-cell>
          <table:table-cell table:style-name="Tabella2.B3.1.2" office:value-type="string">
            <text:p text:style-name="P15">Bernard</text:p>
          </table:table-cell>
          <table:table-cell table:style-name="Tabella2.B3.1.2" office:value-type="string">
            <text:p text:style-name="P15">17/03/1954</text:p>
          </table:table-cell>
          <table:table-cell table:style-name="Tabella2.B3.1.2" office:value-type="string">
            <text:p text:style-name="P15">Via Cassa di Risparmio, 3</text:p>
          </table:table-cell>
          <table:table-cell table:style-name="Tabella2.B3.1.2" office:value-type="string">
            <text:p text:style-name="P15">Bolzano</text:p>
          </table:table-cell>
          <table:table-cell table:style-name="Tabella2.B3.1.2" office:value-type="string">
            <text:p text:style-name="P15">39100</text:p>
          </table:table-cell>
          <table:table-cell table:style-name="Tabella2.B3.5.2" office:value-type="string">
            <text:p text:style-name="P15">BZ</text:p>
          </table:table-cell>
        </table:table-row>
        <table:table-row table:style-name="Tabella2.3">
          <table:table-cell table:style-name="Tabella2.A3" office:value-type="string">
            <text:p text:style-name="P16"><text:span text:style-name="T5"> </text:span><text:span text:style-name="T5"><draw:frame draw:style-name="fr2" draw:name="immagini2" text:anchor-type="as-char" svg:y="-1.759cm" svg:width="0.397cm" svg:height="0.926cm" draw:z-index="1"><draw:image xlink:href="Pictures/100000000000000D000000212E98C63F.png" xlink:type="simple" xlink:show="embed" xlink:actuate="onLoad"/></draw:frame></text:span></text:p>
          </table:table-cell>
          <table:table-cell table:number-columns-spanned="6">
            <table:table table:is-sub-table="true">
              <table:table-column table:style-name="Tabella2.A"/>
              <table:table-column table:style-name="Tabella2.C"/>
              <table:table-column table:style-name="Tabella2.D"/>
              <table:table-column table:style-name="Tabella2.B3.4"/>
              <table:table-column table:style-name="Tabella2.B3.5"/>
              <table:table-row table:style-name="Tabella2.B3.1">
                <table:table-cell table:style-name="Tabella2.B3.1.1" office:value-type="string">
                  <text:p text:style-name="P15">IdMedico</text:p>
                </table:table-cell>
                <table:table-cell table:style-name="Tabella2.B3.1.1" office:value-type="string">
                  <text:p text:style-name="P15">DataVisita</text:p>
                </table:table-cell>
                <table:table-cell table:style-name="Tabella2.B3.1.1" office:value-type="string">
                  <text:p text:style-name="P15">TrattamentoConsigliato</text:p>
                </table:table-cell>
                <table:table-cell table:style-name="Tabella2.B5.4.1" office:value-type="string">
                  <text:p text:style-name="P15">Importo</text:p>
                </table:table-cell>
                <table:table-cell table:style-name="Tabella2.B3.5.1" office:value-type="string">
                  <text:p text:style-name="P15">Tessera</text:p>
                </table:table-cell>
              </table:table-row>
              <table:table-row table:style-name="Tabella2.B3.1">
                <table:table-cell table:style-name="Tabella2.B5.1.2" office:value-type="string">
                  <text:p text:style-name="P15">Smith</text:p>
                </table:table-cell>
                <table:table-cell table:style-name="Tabella2.B5.1.2" office:value-type="string">
                  <text:p text:style-name="P15">06/08/2001</text:p>
                </table:table-cell>
                <table:table-cell table:style-name="Tabella2.B5.1.2" office:value-type="string">
                  <text:p text:style-name="P15">Nessuno (visita di controllo)</text:p>
                </table:table-cell>
                <table:table-cell table:style-name="Tabella2.B3.4.2" office:value-type="string">
                  <text:p text:style-name="P15">€ 0,00</text:p>
                </table:table-cell>
                <table:table-cell table:style-name="Tabella2.B5.5.2" office:value-type="string">
                  <text:p text:style-name="P15">No</text:p>
                </table:table-cell>
              </table:table-row>
              <table:table-row table:style-name="Tabella2.B3.1">
                <table:table-cell table:style-name="Tabella2.B3.1.2" office:value-type="string">
                  <text:p text:style-name="P15">Jones</text:p>
                </table:table-cell>
                <table:table-cell table:style-name="Tabella2.B3.1.2" office:value-type="string">
                  <text:p text:style-name="P15">10/05/2003</text:p>
                </table:table-cell>
                <table:table-cell table:style-name="Tabella2.B3.1.2" office:value-type="string">
                  <text:p text:style-name="P15">Gentamin Beta</text:p>
                </table:table-cell>
                <table:table-cell table:style-name="Tabella2.B3.4.2" office:value-type="string">
                  <text:p text:style-name="P15">€ 80,00</text:p>
                </table:table-cell>
                <table:table-cell table:style-name="Tabella2.B3.5.2" office:value-type="string">
                  <text:p text:style-name="P15">Sì</text:p>
                </table:table-cell>
              </table:table-row>
              <table:table-row table:style-name="Tabella2.B3.1">
                <table:table-cell table:style-name="Tabella2.B3.1.4" office:value-type="string">
                  <text:p text:style-name="P15">Smith</text:p>
                </table:table-cell>
                <table:table-cell table:style-name="Tabella2.B3.1.4" office:value-type="string">
                  <text:p text:style-name="P15">10/06/2004</text:p>
                </table:table-cell>
                <table:table-cell table:style-name="Tabella2.B3.1.4" office:value-type="string">
                  <text:p text:style-name="P15">Cambiamento dieta</text:p>
                </table:table-cell>
                <table:table-cell table:style-name="Tabella2.B3.1.4" office:value-type="string">
                  <text:p text:style-name="P15">€ 82,50</text:p>
                </table:table-cell>
                <table:table-cell table:style-name="Tabella2.B3.5.4" office:value-type="string">
                  <text:p text:style-name="P15">Sì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office:value-type="string">
            <text:p text:style-name="P15">Roberts</text:p>
          </table:table-cell>
          <table:table-cell table:style-name="Tabella2.B3.1.2" office:value-type="string">
            <text:p text:style-name="P15">Melanie</text:p>
          </table:table-cell>
          <table:table-cell table:style-name="Tabella2.B3.1.2" office:value-type="string">
            <text:p text:style-name="P15">31/12/2004</text:p>
          </table:table-cell>
          <table:table-cell table:style-name="Tabella2.B3.1.2" office:value-type="string">
            <text:p text:style-name="P15">Via Marconi, 7</text:p>
          </table:table-cell>
          <table:table-cell table:style-name="Tabella2.B3.1.2" office:value-type="string">
            <text:p text:style-name="P15">Laives</text:p>
          </table:table-cell>
          <table:table-cell table:style-name="Tabella2.B3.1.2" office:value-type="string">
            <text:p text:style-name="P15">39055</text:p>
          </table:table-cell>
          <table:table-cell table:style-name="Tabella2.B3.5.2" office:value-type="string">
            <text:p text:style-name="P15">BZ</text:p>
          </table:table-cell>
        </table:table-row>
        <table:table-row table:style-name="Tabella2.3">
          <table:table-cell table:style-name="Tabella2.A3" office:value-type="string">
            <text:p text:style-name="P16"><text:span text:style-name="T5"> </text:span><text:span text:style-name="T5"><draw:frame draw:style-name="fr2" draw:name="immagini3" text:anchor-type="as-char" svg:y="-2.187cm" svg:width="0.397cm" svg:height="0.926cm" draw:z-index="2"><draw:image xlink:href="Pictures/100000000000000D000000212E98C63F.png" xlink:type="simple" xlink:show="embed" xlink:actuate="onLoad"/></draw:frame></text:span></text:p>
          </table:table-cell>
          <table:table-cell table:number-columns-spanned="6">
            <table:table table:is-sub-table="true">
              <table:table-column table:style-name="Tabella2.A"/>
              <table:table-column table:style-name="Tabella2.C"/>
              <table:table-column table:style-name="Tabella2.D"/>
              <table:table-column table:style-name="Tabella2.B3.4"/>
              <table:table-column table:style-name="Tabella2.B3.5"/>
              <table:table-row table:style-name="Tabella2.B3.1">
                <table:table-cell table:style-name="Tabella2.B3.1.1" office:value-type="string">
                  <text:p text:style-name="P15">IdMedico</text:p>
                </table:table-cell>
                <table:table-cell table:style-name="Tabella2.B3.1.1" office:value-type="string">
                  <text:p text:style-name="P15">DataVisita</text:p>
                </table:table-cell>
                <table:table-cell table:style-name="Tabella2.B3.1.1" office:value-type="string">
                  <text:p text:style-name="P15">TrattamentoConsigliato</text:p>
                </table:table-cell>
                <table:table-cell table:style-name="Tabella2.B5.4.1" office:value-type="string">
                  <text:p text:style-name="P15">Importo</text:p>
                </table:table-cell>
                <table:table-cell table:style-name="Tabella2.B3.5.1" office:value-type="string">
                  <text:p text:style-name="P15">Tessera</text:p>
                </table:table-cell>
              </table:table-row>
              <table:table-row table:style-name="Tabella2.B3.1">
                <table:table-cell table:style-name="Tabella2.B5.1.2" office:value-type="string">
                  <text:p text:style-name="P15">Mallory</text:p>
                </table:table-cell>
                <table:table-cell table:style-name="Tabella2.B5.1.2" office:value-type="string">
                  <text:p text:style-name="P15">01/01/2005</text:p>
                </table:table-cell>
                <table:table-cell table:style-name="Tabella2.B5.1.2" office:value-type="string">
                  <text:p text:style-name="P15">Nessuno</text:p>
                </table:table-cell>
                <table:table-cell table:style-name="Tabella2.B3.4.2" office:value-type="string">
                  <text:p text:style-name="P15">€ 0,00</text:p>
                </table:table-cell>
                <table:table-cell table:style-name="Tabella2.B5.5.2" office:value-type="string">
                  <text:p text:style-name="P15">Sì</text:p>
                </table:table-cell>
              </table:table-row>
              <table:table-row table:style-name="Tabella2.B3.1">
                <table:table-cell table:style-name="Tabella2.B3.1.2" office:value-type="string">
                  <text:p text:style-name="P15">Mallory</text:p>
                </table:table-cell>
                <table:table-cell table:style-name="Tabella2.B3.1.2" office:value-type="string">
                  <text:p text:style-name="P15">02/01/2005</text:p>
                </table:table-cell>
                <table:table-cell table:style-name="Tabella2.B3.1.2" office:value-type="string">
                  <text:p text:style-name="P15">Alimentazione tramite latte artificiale</text:p>
                </table:table-cell>
                <table:table-cell table:style-name="Tabella2.B3.1.2" office:value-type="string">
                  <text:p text:style-name="P15">€ 0,00</text:p>
                </table:table-cell>
                <table:table-cell table:style-name="Tabella2.B3.5.2" office:value-type="string">
                  <text:p text:style-name="P15">Sì</text:p>
                </table:table-cell>
              </table:table-row>
              <table:table-row table:style-name="Tabella2.B3.1">
                <table:table-cell table:style-name="Tabella2.B3.1.4" office:value-type="string">
                  <text:p text:style-name="P15">Stuart</text:p>
                </table:table-cell>
                <table:table-cell table:style-name="Tabella2.B3.1.4" office:value-type="string">
                  <text:p text:style-name="P15">03/01/2005</text:p>
                </table:table-cell>
                <table:table-cell table:style-name="Tabella2.B3.1.4" office:value-type="string">
                  <text:p text:style-name="P15">Cambio marca latte</text:p>
                </table:table-cell>
                <table:table-cell table:style-name="Tabella2.B3.1.4" office:value-type="string">
                  <text:p text:style-name="P15">€ 0,00</text:p>
                </table:table-cell>
                <table:table-cell table:style-name="Tabella2.B3.5.4" office:value-type="string">
                  <text:p text:style-name="P15">No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list text:style-name="WW8Num1" text:continue-numbering="true">
        <text:list-item>
          <text:p text:style-name="P2"><text:span text:style-name="T1">Creare</text:span><text:span text:style-name="T2"> una query chiamata </text:span><text:span text:style-name="T3">Query03</text:span><text:span text:style-name="T2"> per visualizzare il </text:span><text:span text:style-name="T4">nome del medico</text:span><text:span text:style-name="T2">, la </text:span><text:span text:style-name="T4">data</text:span><text:span text:style-name="T2">, e il </text:span><text:span text:style-name="T4">trattamento consigliato</text:span><text:span text:style-name="T2"> per le visite eseguite nell’anno </text:span><text:span text:style-name="T4">2003</text:span><text:span text:style-name="T2">.</text:span></text:p>
        </text:list-item>
        <text:list-item>
          <text:p text:style-name="P2"><text:span text:style-name="T1">Creare</text:span><text:span text:style-name="T2"> una query per visualizzare il </text:span><text:span text:style-name="T4">Nome</text:span><text:span text:style-name="T2">, </text:span><text:span text:style-name="T4">Cognome</text:span><text:span text:style-name="T2"> e </text:span><text:span text:style-name="T4">Data di assunzione</text:span><text:span text:style-name="T2"> per i medici la cui specializzazione inizia con la lettera </text:span><text:span text:style-name="T3">O</text:span><text:span text:style-name="T2"> oppure con la </text:span><text:span text:style-name="T3">P</text:span><text:span text:style-name="T2">. </text:span><text:span text:style-name="T1">Chiamare</text:span><text:span text:style-name="T2"> la query </text:span><text:span text:style-name="T3">QueryOP</text:span><text:span text:style-name="T2">.</text:span></text:p>
        </text:list-item>
        <text:list-item>
          <text:p text:style-name="P2"><text:span text:style-name="T1">Creare</text:span><text:span text:style-name="T2"> una query per visualizzare solamente la </text:span><text:span text:style-name="T4">Data di nascita</text:span><text:span text:style-name="T2"> di un paziente il cui nome viene richiesto come variabile da una finestra con testo: “</text:span><text:span text:style-name="T4">Inserisci il cognome del paziente</text:span><text:span text:style-name="T2">”. </text:span><text:span text:style-name="T1">Salvarla</text:span><text:span text:style-name="T2"> con il nome </text:span><text:span text:style-name="T3">QueryCognome</text:span><text:span text:style-name="T2">.</text:span></text:p>
        </text:list-item>
        <text:list-item>
          <text:p text:style-name="P2"><text:span text:style-name="T1">Creare</text:span><text:span text:style-name="T2"> una query che visualizza il cognome del paziente i cognomi dei medici che l’hanno visitato. </text:span><text:span text:style-name="T1">Ordinare</text:span><text:span text:style-name="T2"> in base al cognome del medico e </text:span><text:span text:style-name="T1">salvare</text:span><text:span text:style-name="T2"> con il nome </text:span><text:span text:style-name="T3">QueryPaziente</text:span><text:span text:style-name="T2">.</text:span></text:p>
        </text:list-item>
      </text:list>
      <text:p text:style-name="P6"><text:span text:style-name="T1">Creare</text:span><text:span text:style-name="T2"> un report con le diverse specializzazioni e, per ognuna di queste, mostri </text:span><text:span text:style-name="T4">Cognome</text:span><text:span text:style-name="T2">, </text:span><text:span text:style-name="T4">Nome</text:span><text:span text:style-name="T2"> e </text:span><text:span text:style-name="T4">Data di assunzione</text:span><text:span text:style-name="T2"> del medico. A parità di specializzazione, i dati devono risultare ordinati per cognome. </text:span><text:span text:style-name="T1">Salvare</text:span><text:span text:style-name="T2"> il report con il nome </text:span><text:span text:style-name="T3">Medici</text:span><text:span text:style-name="T2">.</text:span></text:p>
      <text:list text:style-name="WW8Num1" text:continue-numbering="true">
        <text:list-item>
          <text:p text:style-name="P2"><text:span text:style-name="T1">Creare</text:span><text:span text:style-name="T2"> un report con i dati dei pazienti: aggiungere un livello per </text:span><text:span text:style-name="T4">Provincia</text:span><text:span text:style-name="T2"> e quindi per </text:span><text:span text:style-name="T4">Città</text:span><text:span text:style-name="T2">. Ordinare per cognome. </text:span><text:span text:style-name="T1">Salvare</text:span><text:span text:style-name="T2"> con il nome </text:span><text:span text:style-name="T3">Pazienti</text:span><text:span text:style-name="T2">.</text:span></text:p>
        </text:list-item>
        <text:list-item>
          <text:p text:style-name="P2"><text:span text:style-name="T1">Creare</text:span><text:span text:style-name="T2"> un report che visualizzi solo i dati delle visite (cognome medico, cognome paziente, data visita) in cui il paziente era in possesso di tessera medica. </text:span><text:span text:style-name="T1">Chiamare</text:span><text:span text:style-name="T2"> il report </text:span><text:span text:style-name="T3">Tesse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Symbol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DATABASE (tabelle, query, maschere, report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7-11T17:30:00</meta:creation-date>
    <dc:creator>Marco Caresia</dc:creator>
    <dc:date>2006-07-11T17:47:56</dc:date>
    <dc:language>it-IT</dc:language>
    <meta:editing-cycles>15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1" meta:page-count="2" meta:paragraph-count="148" meta:word-count="631" meta:character-count="4001"/>
  </office:meta>
</office:document-meta>
</file>